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size="14pt" fo:font-weight="normal" officeooo:paragraph-rsid="000fd4f5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  <style:text-properties style:font-name="Times New Roman1" fo:font-size="14pt" fo:font-weight="normal" officeooo:paragraph-rsid="0011cdf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font-weight="normal" officeooo:paragraph-rsid="000fd4f5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size="14pt" fo:font-weight="normal" officeooo:rsid="000e66a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style:font-name="Times New Roman1" fo:font-size="14pt" fo:font-weight="normal" officeooo:paragraph-rsid="0011cdf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style:font-name="Times New Roman1" fo:font-size="14pt" fo:font-weight="normal" officeooo:paragraph-rsid="000fd4f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fo:font-weight="normal" officeooo:paragraph-rsid="000fd4f5" style:font-weight-asian="normal" style:font-weight-complex="normal"/>
    </style:style>
    <style:style style:name="P10" style:family="paragraph" style:parent-style-name="Standard">
      <style:paragraph-properties fo:line-height="150%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b64fc" style:font-size-asian="14pt" style:font-size-complex="14pt"/>
    </style:style>
    <style:style style:name="T3" style:family="text">
      <style:text-properties fo:font-size="14pt" officeooo:rsid="000c9ab5" style:font-size-asian="14pt" style:font-size-complex="14pt"/>
    </style:style>
    <style:style style:name="T4" style:family="text">
      <style:text-properties fo:font-size="14pt" officeooo:rsid="000fd4f5" style:font-size-asian="14pt" style:font-size-complex="14pt"/>
    </style:style>
    <style:style style:name="T5" style:family="text">
      <style:text-properties style:font-name="Times New Roman1" fo:font-size="14pt" style:font-size-asian="14pt" style:font-size-complex="14pt"/>
    </style:style>
    <style:style style:name="T6" style:family="text">
      <style:text-properties officeooo:rsid="000b64fc"/>
    </style:style>
    <style:style style:name="T7" style:family="text">
      <style:text-properties officeooo:rsid="000c9ab5"/>
    </style:style>
    <style:style style:name="T8" style:family="text">
      <style:text-properties style:font-name="Times New Roman" officeooo:rsid="000e66ab"/>
    </style:style>
    <style:style style:name="T9" style:family="text">
      <style:text-properties officeooo:rsid="0011cf59"/>
    </style:style>
    <style:style style:name="T10" style:family="text">
      <style:text-properties officeooo:rsid="00151b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ärverlaufs – Protokoll</text:p>
      <text:p text:style-name="P3"><text:tab/>Angestellt am <text:span text:style-name="T6">….........................</text:span>, den ….........................<text:span text:style-name="T6"> </text:span>um …..........<text:span text:style-name="T6"> </text:span>Uhr</text:p>
      <text:p text:style-name="P5"><text:span text:style-name="T1"><text:tab/><text:tab/></text:span><text:bookmark-start text:name="__DdeLink__442_1972827519"/><text:span text:style-name="T1">ungefähre Gärtemperatur </text:span><text:span text:style-name="T4">….......... °</text:span><text:span text:style-name="T1">C.</text:span><text:bookmark-end text:name="__DdeLink__442_1972827519"/></text:p>
      <text:p text:style-name="P3"><text:tab/>Erste Kräusen am <text:span text:style-name="T6">….........................</text:span>, Tag Nr. <text:span text:style-name="T6">…..........</text:span>.</text:p>
      <text:p text:style-name="P3"><text:tab/><text:tab/>ungefähre Gärtemperatur <text:span text:style-name="T6">…..........</text:span> °C.</text:p>
      <text:p text:style-name="P2"><text:tab/>Kräusen fallen zusammen am …........................., Tag Nr. …...... .</text:p>
      <text:p text:style-name="P2"><text:tab/><text:tab/>ungefähre Gärtemperatur ….......... °C.</text:p>
      <text:p text:style-name="P2"><text:tab/>Gärung beendet am <text:s/>…........................., Tag Nr. …........ .</text:p>
      <text:p text:style-name="P2"><text:tab/><text:tab/>ungefähre Gärtemperatur ….......... °C.</text:p>
      <text:p text:style-name="P2"><text:span text:style-name="T10">Dryhopping</text:span>: am …......................., den …..................... für …....... Tage.</text:p>
      <text:p text:style-name="P5"><text:span text:style-name="T1"><text:tab/>Hopfung: <text:tab/></text:span><text:span text:style-name="T2">…....................................</text:span><text:span text:style-name="T3"><text:tab/><text:tab/></text:span><text:bookmark text:name="__DdeLink__445_1972827519"/><text:span text:style-name="T3">…..... </text:span><text:span text:style-name="T1">g<text:tab/><text:tab/></text:span><text:span text:style-name="T3">….....</text:span><text:span text:style-name="T1"> % </text:span><text:span text:style-name="T5">α</text:span></text:p>
      <text:p text:style-name="P8"><text:tab/><text:tab/><text:tab/><text:span text:style-name="T6">…....................................<text:tab/><text:tab/>….....</text:span> g<text:tab/><text:tab/><text:span text:style-name="T7">….....</text:span> % α</text:p>
      <text:p text:style-name="P8"><text:tab/><text:tab/><text:tab/><text:span text:style-name="T6">…....................................<text:tab/><text:tab/>….....</text:span> g<text:tab/><text:tab/><text:span text:style-name="T7">…..... </text:span>% α</text:p>
      <text:p text:style-name="P4"><text:tab/><text:tab/><text:tab/><text:span text:style-name="T6">…....................................<text:tab/><text:tab/>….....</text:span> g<text:tab/><text:tab/><text:span text:style-name="T7">…..... </text:span>% α</text:p>
      <text:p text:style-name="P4"/>
      <text:p text:style-name="P2">Schlauchen: …........................., den …........................... um ….................... Uhr</text:p>
      <text:p text:style-name="P2"><text:tab/><text:tab/>Zuckergabe: …..........g/Flasche bzw. …...........g/l</text:p>
      <text:p text:style-name="P2"><text:tab/><text:tab/>Gesammtabfüllung: <text:tab/>…............. 0,33 l Flaschen</text:p>
      <text:p text:style-name="P2"><text:tab/><text:tab/><text:tab/><text:tab/><text:tab/><text:tab/>…............. 0,5 l Flaschen</text:p>
      <text:p text:style-name="P2"><text:tab/><text:tab/><text:tab/><text:tab/><text:tab/><text:tab/>…............. 1,0 l Flaschen</text:p>
      <text:p text:style-name="P2"><text:tab/>Kommentar:<text:tab/><text:tab/><text:span text:style-name="T8">________________________________________________</text:span></text:p>
      <text:p text:style-name="P6"><text:tab/><text:tab/>__________________________________________________________</text:p>
      <text:p text:style-name="P2"><text:tab/><text:tab/>__________________________________________________________</text:p>
      <text:p text:style-name="P2"><text:tab/><text:tab/>__________________________________________________________</text:p>
      <text:p text:style-name="P2"><text:tab/><text:tab/>__________________________________________________________</text:p>
      <text:p text:style-name="P2"><text:tab/><text:tab/>__________________________________________________________</text:p>
      <text:p text:style-name="P2"><text:tab/><text:tab/>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4T15:51:57</meta:creation-date>
    <dc:date>2015-10-29T16:26:35.846750628</dc:date>
    <meta:editing-duration>PT33M14S</meta:editing-duration>
    <meta:editing-cycles>11</meta:editing-cycles>
    <meta:generator>LibreOffice/5.0.2.2$Linux_X86_64 LibreOffice_project/00m0$Build-2</meta:generator>
    <meta:document-statistic meta:table-count="0" meta:image-count="0" meta:object-count="0" meta:page-count="1" meta:paragraph-count="26" meta:word-count="115" meta:character-count="1525" meta:non-whitespace-character-count="1372"/>
  </office:meta>
</office:document-meta>
</file>